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ao Paulo</text:p>
          </table:table-cell>
          <table:table-cell table:style-name="ce2" office:value-type="string" calcext:value-type="string">
            <text:p>counts</text:p>
          </table:table-cell>
          <table:table-cell table:style-name="Default" office:value-type="string" calcext:value-type="string">
            <text:p>RJ</text:p>
          </table:table-cell>
          <table:table-cell/>
        </table:table-row>
        <table:table-row table:style-name="ro1">
          <table:table-cell/>
          <table:table-cell table:formula="of:=AVERAGE([.B5:.B31])" office:value-type="float" office:value="3577037.7037037" calcext:value-type="float">
            <text:p>3.58E+06</text:p>
          </table:table-cell>
          <table:table-cell table:formula="of:=AVERAGE([.C5:.C31])" office:value-type="float" office:value="4264220.07407407" calcext:value-type="float">
            <text:p>4.26E+06</text:p>
          </table:table-cell>
          <table:table-cell table:formula="of:=AVERAGE([.D5:.D31])" office:value-type="float" office:value="1021276.22222222" calcext:value-type="float">
            <text:p>1.02E+06</text:p>
          </table:table-cell>
          <table:table-cell table:style-name="ce1" table:formula="of:=AVERAGE([.E5:.E31])" office:value-type="float" office:value="829877.37037037" calcext:value-type="float">
            <text:p>8.30E+05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'SP - 2019</text:p>
          </table:table-cell>
          <table:table-cell table:style-name="ce2" office:value-type="string" calcext:value-type="string">
            <text:p>'SP - 2020</text:p>
          </table:table-cell>
          <table:table-cell office:value-type="string" calcext:value-type="string">
            <text:p>´RJ - 2019</text:p>
          </table:table-cell>
          <table:table-cell table:style-name="ce2" office:value-type="string" calcext:value-type="string">
            <text:p>'RJ - 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0276" calcext:value-type="float">
            <text:p>2.86E+06</text:p>
          </table:table-cell>
          <table:table-cell office:value-type="float" office:value="4999465" calcext:value-type="float">
            <text:p>5.00E+06</text:p>
          </table:table-cell>
          <table:table-cell table:style-name="Default" office:value-type="float" office:value="811783" calcext:value-type="float">
            <text:p>811783</text:p>
          </table:table-cell>
          <table:table-cell table:style-name="ce1" office:value-type="float" office:value="1024812" calcext:value-type="float">
            <text:p>1.02E+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72801" calcext:value-type="float">
            <text:p>4.17E+06</text:p>
          </table:table-cell>
          <table:table-cell office:value-type="float" office:value="5156557" calcext:value-type="float">
            <text:p>5.16E+06</text:p>
          </table:table-cell>
          <table:table-cell office:value-type="float" office:value="1201777" calcext:value-type="float">
            <text:p>1.20E+06</text:p>
          </table:table-cell>
          <table:table-cell table:style-name="ce1" office:value-type="float" office:value="1035368" calcext:value-type="float">
            <text:p>1.04E+06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2713686" calcext:value-type="float">
            <text:p>2.71E+06</text:p>
          </table:table-cell>
          <table:table-cell office:value-type="float" office:value="5545852" calcext:value-type="float">
            <text:p>5.55E+06</text:p>
          </table:table-cell>
          <table:table-cell table:style-name="Default" office:value-type="float" office:value="811883" calcext:value-type="float">
            <text:p>811883</text:p>
          </table:table-cell>
          <table:table-cell table:style-name="ce1" office:value-type="float" office:value="1151024" calcext:value-type="float">
            <text:p>1.15E+06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2776857" calcext:value-type="float">
            <text:p>2.78E+06</text:p>
          </table:table-cell>
          <table:table-cell office:value-type="float" office:value="5271742" calcext:value-type="float">
            <text:p>5.27E+06</text:p>
          </table:table-cell>
          <table:table-cell table:style-name="Default" office:value-type="float" office:value="756663" calcext:value-type="float">
            <text:p>756663</text:p>
          </table:table-cell>
          <table:table-cell table:style-name="ce1" office:value-type="float" office:value="1196752" calcext:value-type="float">
            <text:p>1.20E+06</text:p>
          </table:table-cell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2472470" calcext:value-type="float">
            <text:p>2.47E+06</text:p>
          </table:table-cell>
          <table:table-cell office:value-type="float" office:value="4032010" calcext:value-type="float">
            <text:p>4.03E+06</text:p>
          </table:table-cell>
          <table:table-cell table:style-name="Default" office:value-type="float" office:value="717912" calcext:value-type="float">
            <text:p>717912</text:p>
          </table:table-cell>
          <table:table-cell office:value-type="float" office:value="870189" calcext:value-type="float">
            <text:p>870189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2221510" calcext:value-type="float">
            <text:p>2.22E+06</text:p>
          </table:table-cell>
          <table:table-cell office:value-type="float" office:value="7384012" calcext:value-type="float">
            <text:p>7.38E+06</text:p>
          </table:table-cell>
          <table:table-cell table:style-name="Default" office:value-type="float" office:value="528805" calcext:value-type="float">
            <text:p>528805</text:p>
          </table:table-cell>
          <table:table-cell table:style-name="ce1" office:value-type="float" office:value="1671516" calcext:value-type="float">
            <text:p>1.67E+06</text:p>
          </table:table-cell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4595756" calcext:value-type="float">
            <text:p>4.60E+06</text:p>
          </table:table-cell>
          <table:table-cell office:value-type="float" office:value="5527734" calcext:value-type="float">
            <text:p>5.53E+06</text:p>
          </table:table-cell>
          <table:table-cell office:value-type="float" office:value="1248062" calcext:value-type="float">
            <text:p>1.25E+06</text:p>
          </table:table-cell>
          <table:table-cell table:style-name="ce1" office:value-type="float" office:value="1332701" calcext:value-type="float">
            <text:p>1.33E+06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4071275" calcext:value-type="float">
            <text:p>4.07E+06</text:p>
          </table:table-cell>
          <table:table-cell office:value-type="float" office:value="4207438" calcext:value-type="float">
            <text:p>4.21E+06</text:p>
          </table:table-cell>
          <table:table-cell office:value-type="float" office:value="1088803" calcext:value-type="float">
            <text:p>1.09E+06</text:p>
          </table:table-cell>
          <table:table-cell table:style-name="ce1" office:value-type="float" office:value="1023705" calcext:value-type="float">
            <text:p>1.02E+06</text:p>
          </table:table-cell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3550141" calcext:value-type="float">
            <text:p>3.55E+06</text:p>
          </table:table-cell>
          <table:table-cell office:value-type="float" office:value="5097225" calcext:value-type="float">
            <text:p>5.10E+06</text:p>
          </table:table-cell>
          <table:table-cell table:style-name="Default" office:value-type="float" office:value="962988" calcext:value-type="float">
            <text:p>962988</text:p>
          </table:table-cell>
          <table:table-cell table:style-name="ce1" office:value-type="float" office:value="1241291" calcext:value-type="float">
            <text:p>1.24E+06</text:p>
          </table:table-cell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2756478" calcext:value-type="float">
            <text:p>2.76E+06</text:p>
          </table:table-cell>
          <table:table-cell office:value-type="float" office:value="3971942" calcext:value-type="float">
            <text:p>3.97E+06</text:p>
          </table:table-cell>
          <table:table-cell table:style-name="Default" office:value-type="float" office:value="809246" calcext:value-type="float">
            <text:p>809246</text:p>
          </table:table-cell>
          <table:table-cell office:value-type="float" office:value="918440" calcext:value-type="float">
            <text:p>918440</text:p>
          </table:table-cell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2611647" calcext:value-type="float">
            <text:p>2.61E+06</text:p>
          </table:table-cell>
          <table:table-cell office:value-type="float" office:value="6966394" calcext:value-type="float">
            <text:p>6.97E+06</text:p>
          </table:table-cell>
          <table:table-cell table:style-name="Default" office:value-type="float" office:value="748980" calcext:value-type="float">
            <text:p>748980</text:p>
          </table:table-cell>
          <table:table-cell table:style-name="ce1" office:value-type="float" office:value="1682386" calcext:value-type="float">
            <text:p>1.68E+06</text:p>
          </table:table-cell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4843679" calcext:value-type="float">
            <text:p>4.84E+06</text:p>
          </table:table-cell>
          <table:table-cell office:value-type="float" office:value="5711270" calcext:value-type="float">
            <text:p>5.71E+06</text:p>
          </table:table-cell>
          <table:table-cell office:value-type="float" office:value="1423605" calcext:value-type="float">
            <text:p>1.42E+06</text:p>
          </table:table-cell>
          <table:table-cell table:style-name="ce1" office:value-type="float" office:value="1375069" calcext:value-type="float">
            <text:p>1.38E+06</text:p>
          </table:table-cell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4109263" calcext:value-type="float">
            <text:p>4.11E+06</text:p>
          </table:table-cell>
          <table:table-cell office:value-type="float" office:value="5616086" calcext:value-type="float">
            <text:p>5.62E+06</text:p>
          </table:table-cell>
          <table:table-cell office:value-type="float" office:value="1180351" calcext:value-type="float">
            <text:p>1.18E+06</text:p>
          </table:table-cell>
          <table:table-cell table:style-name="ce1" office:value-type="float" office:value="1279547" calcext:value-type="float">
            <text:p>1.28E+06</text:p>
          </table:table-cell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3973974" calcext:value-type="float">
            <text:p>3.97E+06</text:p>
          </table:table-cell>
          <table:table-cell office:value-type="float" office:value="5010048" calcext:value-type="float">
            <text:p>5.01E+06</text:p>
          </table:table-cell>
          <table:table-cell office:value-type="float" office:value="1148692" calcext:value-type="float">
            <text:p>1.15E+06</text:p>
          </table:table-cell>
          <table:table-cell office:value-type="float" office:value="781260" calcext:value-type="float">
            <text:p>781260</text:p>
          </table:table-cell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3920848" calcext:value-type="float">
            <text:p>3.92E+06</text:p>
          </table:table-cell>
          <table:table-cell office:value-type="float" office:value="2698787" calcext:value-type="float">
            <text:p>2.70E+06</text:p>
          </table:table-cell>
          <table:table-cell office:value-type="float" office:value="1140947" calcext:value-type="float">
            <text:p>1.14E+06</text:p>
          </table:table-cell>
          <table:table-cell office:value-type="float" office:value="234587" calcext:value-type="float">
            <text:p>234587</text:p>
          </table:table-cell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2456231" calcext:value-type="float">
            <text:p>2.46E+06</text:p>
          </table:table-cell>
          <table:table-cell office:value-type="float" office:value="6241013" calcext:value-type="float">
            <text:p>6.24E+06</text:p>
          </table:table-cell>
          <table:table-cell table:style-name="Default" office:value-type="float" office:value="679678" calcext:value-type="float">
            <text:p>679678</text:p>
          </table:table-cell>
          <table:table-cell office:value-type="float" office:value="734595" calcext:value-type="float">
            <text:p>734595</text:p>
          </table:table-cell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3556969" calcext:value-type="float">
            <text:p>3.56E+06</text:p>
          </table:table-cell>
          <table:table-cell office:value-type="float" office:value="4644213" calcext:value-type="float">
            <text:p>4.64E+06</text:p>
          </table:table-cell>
          <table:table-cell office:value-type="float" office:value="1085392" calcext:value-type="float">
            <text:p>1.09E+06</text:p>
          </table:table-cell>
          <table:table-cell office:value-type="float" office:value="944702" calcext:value-type="float">
            <text:p>944702</text:p>
          </table:table-cell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848936" calcext:value-type="float">
            <text:p>3.85E+06</text:p>
          </table:table-cell>
          <table:table-cell office:value-type="float" office:value="4465741" calcext:value-type="float">
            <text:p>4.47E+06</text:p>
          </table:table-cell>
          <table:table-cell office:value-type="float" office:value="1140444" calcext:value-type="float">
            <text:p>1.14E+06</text:p>
          </table:table-cell>
          <table:table-cell office:value-type="float" office:value="843669" calcext:value-type="float">
            <text:p>843669</text:p>
          </table:table-cell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927577" calcext:value-type="float">
            <text:p>3.93E+06</text:p>
          </table:table-cell>
          <table:table-cell office:value-type="float" office:value="3957766" calcext:value-type="float">
            <text:p>3.96E+06</text:p>
          </table:table-cell>
          <table:table-cell office:value-type="float" office:value="1151843" calcext:value-type="float">
            <text:p>1.15E+06</text:p>
          </table:table-cell>
          <table:table-cell office:value-type="float" office:value="786638" calcext:value-type="float">
            <text:p>786638</text:p>
          </table:table-cell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3990535" calcext:value-type="float">
            <text:p>3.99E+06</text:p>
          </table:table-cell>
          <table:table-cell office:value-type="float" office:value="2816090" calcext:value-type="float">
            <text:p>2.82E+06</text:p>
          </table:table-cell>
          <table:table-cell office:value-type="float" office:value="1139322" calcext:value-type="float">
            <text:p>1.14E+06</text:p>
          </table:table-cell>
          <table:table-cell office:value-type="float" office:value="515540" calcext:value-type="float">
            <text:p>515540</text:p>
          </table:table-cell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2790522" calcext:value-type="float">
            <text:p>2.79E+06</text:p>
          </table:table-cell>
          <table:table-cell office:value-type="float" office:value="3964115" calcext:value-type="float">
            <text:p>3.96E+06</text:p>
          </table:table-cell>
          <table:table-cell table:style-name="Default" office:value-type="float" office:value="767511" calcext:value-type="float">
            <text:p>767511</text:p>
          </table:table-cell>
          <table:table-cell office:value-type="float" office:value="442211" calcext:value-type="float">
            <text:p>442211</text:p>
          </table:table-cell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4919427" calcext:value-type="float">
            <text:p>4.92E+06</text:p>
          </table:table-cell>
          <table:table-cell office:value-type="float" office:value="1850507" calcext:value-type="float">
            <text:p>1.85E+06</text:p>
          </table:table-cell>
          <table:table-cell office:value-type="float" office:value="1418460" calcext:value-type="float">
            <text:p>1.42E+06</text:p>
          </table:table-cell>
          <table:table-cell office:value-type="float" office:value="179309" calcext:value-type="float">
            <text:p>179309</text:p>
          </table:table-cell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3610403" calcext:value-type="float">
            <text:p>3.61E+06</text:p>
          </table:table-cell>
          <table:table-cell office:value-type="float" office:value="2296187" calcext:value-type="float">
            <text:p>2.30E+06</text:p>
          </table:table-cell>
          <table:table-cell office:value-type="float" office:value="1026558" calcext:value-type="float">
            <text:p>1.03E+06</text:p>
          </table:table-cell>
          <table:table-cell office:value-type="float" office:value="326114" calcext:value-type="float">
            <text:p>326114</text:p>
          </table:table-cell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2919599" calcext:value-type="float">
            <text:p>2.92E+06</text:p>
          </table:table-cell>
          <table:table-cell office:value-type="float" office:value="2550084" calcext:value-type="float">
            <text:p>2.55E+06</text:p>
          </table:table-cell>
          <table:table-cell table:style-name="Default" office:value-type="float" office:value="846895" calcext:value-type="float">
            <text:p>846895</text:p>
          </table:table-cell>
          <table:table-cell office:value-type="float" office:value="347454" calcext:value-type="float">
            <text:p>347454</text:p>
          </table:table-cell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3775567" calcext:value-type="float">
            <text:p>3.78E+06</text:p>
          </table:table-cell>
          <table:table-cell office:value-type="float" office:value="1661284" calcext:value-type="float">
            <text:p>1.66E+06</text:p>
          </table:table-cell>
          <table:table-cell office:value-type="float" office:value="1097424" calcext:value-type="float">
            <text:p>1.10E+06</text:p>
          </table:table-cell>
          <table:table-cell office:value-type="float" office:value="214521" calcext:value-type="float">
            <text:p>214521</text:p>
          </table:table-cell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2784188" calcext:value-type="float">
            <text:p>2.78E+06</text:p>
          </table:table-cell>
          <table:table-cell office:value-type="float" office:value="3748958" calcext:value-type="float">
            <text:p>3.75E+06</text:p>
          </table:table-cell>
          <table:table-cell table:style-name="Default" office:value-type="float" office:value="790609" calcext:value-type="float">
            <text:p>790609</text:p>
          </table:table-cell>
          <table:table-cell office:value-type="float" office:value="509431" calcext:value-type="float">
            <text:p>509431</text:p>
          </table:table-cell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5011449" calcext:value-type="float">
            <text:p>5.01E+06</text:p>
          </table:table-cell>
          <table:table-cell office:value-type="float" office:value="2622576" calcext:value-type="float">
            <text:p>2.62E+06</text:p>
          </table:table-cell>
          <table:table-cell office:value-type="float" office:value="1465666" calcext:value-type="float">
            <text:p>1.47E+06</text:p>
          </table:table-cell>
          <table:table-cell office:value-type="float" office:value="405965" calcext:value-type="float">
            <text:p>405965</text:p>
          </table:table-cell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4198230" calcext:value-type="float">
            <text:p>4.20E+06</text:p>
          </table:table-cell>
          <table:table-cell office:value-type="float" office:value="2118311" calcext:value-type="float">
            <text:p>2.12E+06</text:p>
          </table:table-cell>
          <table:table-cell office:value-type="float" office:value="1195942" calcext:value-type="float">
            <text:p>1.20E+06</text:p>
          </table:table-cell>
          <table:table-cell office:value-type="float" office:value="362705" calcext:value-type="float">
            <text:p>362705</text:p>
          </table:table-cell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4169805" calcext:value-type="float">
            <text:p>4.17E+06</text:p>
          </table:table-cell>
          <table:table-cell office:value-type="float" office:value="1681135" calcext:value-type="float">
            <text:p>1.68E+06</text:p>
          </table:table-cell>
          <table:table-cell office:value-type="float" office:value="1164099" calcext:value-type="float">
            <text:p>1.16E+06</text:p>
          </table:table-cell>
          <table:table-cell office:value-type="float" office:value="238466" calcext:value-type="float">
            <text:p>238466</text:p>
          </table:table-cell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float" office:value="3569211" calcext:value-type="float">
            <text:p>3.57E+06</text:p>
          </table:table-cell>
          <table:table-cell office:value-type="float" office:value="1672419" calcext:value-type="float">
            <text:p>1.67E+06</text:p>
          </table:table-cell>
          <table:table-cell office:value-type="float" office:value="1021830" calcext:value-type="float">
            <text:p>1.02E+06</text:p>
          </table:table-cell>
          <table:table-cell office:value-type="float" office:value="239107" calcext:value-type="float">
            <text:p>239107</text:p>
          </table:table-cell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float" office:value="2004011" calcext:value-type="float">
            <text:p>2.00E+06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3:00:03.794873706</meta:creation-date>
    <dc:date>2020-04-02T13:22:30.300432916</dc:date>
    <meta:editing-duration>PT12M7S</meta:editing-duration>
    <meta:editing-cycles>2</meta:editing-cycles>
    <meta:generator>LibreOffice/6.0.7.3$Linux_X86_64 LibreOffice_project/00m0$Build-3</meta:generator>
    <meta:document-statistic meta:table-count="1" meta:cell-count="164" meta:object-count="0"/>
  </office:meta>
</office:document-meta>
</file>